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20.638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2">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2">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3">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5">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3">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2">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3">
          <table:table-cell office:value-type="float" office:value="11">
            <text:p>11</text:p>
          </table:table-cell>
          <table:table-cell office:value-type="string">
            <text:p>Taylor, W. (1988). A flexible method to align large numbers of biological sequences. 28(1-2):161-169.</text:p>
          </table:table-cell>
        </table:table-row>
        <table:table-row table:style-name="ro3">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2">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3">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table:style-name="Default" office:value-type="string">
            <text:p>http://www.numpy.org</text:p>
          </table:table-cell>
        </table:table-row>
        <table:table-row table:style-name="ro4">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2">
          <table:table-cell office:value-type="float" office:value="24">
            <text:p>24</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4">
          <table:table-cell/>
          <table:table-cell table:style-name="Default" office:value-type="string">
            <text:p>Chellapilla, K. and Fogel, G. B. (1999). Multiple sequence alignment using evolutionary programming. In Evolutionary Computation, 1999. CEC 99. Proceedings of the 1999 Congress on, volume 1, pages 445-452 Vol. 1. IEEE.</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20/02/2014</text:date>, <text:time>20:56: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2-20T20:56:12</dc:date>
    <dc:creator>David Morrisroe</dc:creator>
    <meta:editing-duration>PT23H56M23S</meta:editing-duration>
    <meta:editing-cycles>13</meta:editing-cycles>
    <meta:generator>OpenOffice/4.0.1$Linux OpenOffice.org_project/401m5$Build-9714</meta:generator>
    <meta:document-statistic meta:table-count="3" meta:cell-count="49" meta:object-count="0"/>
  </office:meta>
</office:document-meta>
</file>